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ve around – obvious wasd / arrows</text:p>
      <text:p text:style-name="Standard"/>
      <text:p text:style-name="Standard">Interact: objects near the player will light up (one at a time), a key will cause the highlighted target to be interacted with. In case of multiple things being in range, perhaps they can be scrolled through.</text:p>
      <text:p text:style-name="Standard"/>
      <text:p text:style-name="Standard">Player can fight by using items; melee weapons will swing and ranged weapons will shoot.</text:p>
      <text:p text:style-name="Standard"/>
      <text:p text:style-name="Standard">There is a utility button that uses tools (like toggling the flashlight)</text:p>
      <text:p text:style-name="Standard"/>
      <text:p text:style-name="Standard">When being grappled, the player can mash the utility button to break free.</text:p>
      <text:p text:style-name="Standard"/>
      <text:p text:style-name="Standard">The player has weapon slots and utility slots in the inventory. Visiting the scientists lets the player swap out bio-slots.</text:p>
      <text:p text:style-name="Standard"/>
      <text:p text:style-name="Standard">Will menu navigations be mouse exclusively or also use the mouse?</text:p>
      <text:p text:style-name="Standard"/>
      <text:p text:style-name="Standard">Will aiming have auto-target in a cone in front of the player or at the mouse's position?</text:p>
      <text:p text:style-name="Standard">Will targeting go through a *target* button that also lets you scroll through targe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28M6S</meta:editing-duration>
    <meta:editing-cycles>4</meta:editing-cycles>
    <meta:generator>OpenOffice/4.1.1$Win32 OpenOffice.org_project/411m6$Build-9775</meta:generator>
    <dc:date>2016-11-26T20:23:42.71</dc:date>
    <dc:creator>Quincy Wijnhard</dc:creator>
    <meta:document-statistic meta:table-count="0" meta:image-count="0" meta:object-count="0" meta:page-count="1" meta:paragraph-count="9" meta:word-count="146" meta:character-count="840"/>
    <meta:user-defined meta:name="Info 1"/>
    <meta:user-defined meta:name="Info 2"/>
    <meta:user-defined meta:name="Info 3"/>
    <meta:user-defined meta:name="Info 4"/>
  </office:meta>
</office:document-meta>
</file>